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baa" officeooo:paragraph-rsid="00141b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scillator (source)</text:p>
      <text:p text:style-name="Standard">Stretcher &amp; Compressor</text:p>
      <text:p text:style-name="P1">Amplifiers</text:p>
      <text:p text:style-name="P1"><text:tab/>Regen (spatial mode filter): active medium, pump source, relaxed timing</text:p>
      <text:p text:style-name="P1"><text:tab/><text:tab/>Ring-oscillator</text:p>
      <text:p text:style-name="P1"><text:tab/><text:tab/>normal Fabry-Perot-cavity style</text:p>
      <text:p text:style-name="P1"><text:tab/>Multipass (often free propagation): active medium, pump source, relaxed timing</text:p>
      <text:p text:style-name="P1"><text:tab/>OPA: critical timing</text:p>
      <text:p text:style-name="P1"/>
      <text:p text:style-name="P1">Filters: Pockels cells, Faraday isolators, XPW, spatial filter, Dazzler and Mazzler,…</text:p>
      <text:p text:style-name="P1"/>
      <text:p text:style-name="P1">Diagnostics:</text:p>
      <text:p text:style-name="P1"><text:tab/>Energy</text:p>
      <text:p text:style-name="P1"><text:tab/>Spatial domain</text:p>
      <text:p text:style-name="P1"><text:tab/>Temporal domain</text:p>
      <text:p text:style-name="P1"><text:tab/>Spectral domain</text:p>
      <text:p text:style-name="P1"><text:tab/>Phase domain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5.6.2$Linux_X86_64 LibreOffice_project/50$Build-2</meta:generator>
    <meta:editing-cycles>0</meta:editing-cycles>
    <meta:editing-duration>P0D</meta:editing-duration>
    <meta:document-statistic meta:table-count="0" meta:image-count="0" meta:object-count="0" meta:page-count="1" meta:paragraph-count="15" meta:word-count="55" meta:character-count="439" meta:non-whitespace-character-count="387"/>
  </office:meta>
</office:document-meta>
</file>